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graphic-properties draw:fill-color="#ffffff" draw:textarea-vertical-align="top" fo:min-height="12.17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textarea-vertical-align="top" draw:auto-grow-height="true" fo:min-height="12.179cm"/>
    </style:style>
    <style:style style:name="pr7" style:family="presentation" style:parent-style-name="Default-subtitle">
      <style:graphic-properties draw:fill-color="#ffffff" draw:textarea-vertical-align="top" fo:min-height="15.469cm"/>
    </style:style>
    <style:style style:name="pr8" style:family="presentation" style:parent-style-name="Default-subtitle">
      <style:graphic-properties draw:fill-color="#ffffff" draw:textarea-vertical-align="top" fo:min-height="14.136cm"/>
    </style:style>
    <style:style style:name="pr9" style:family="presentation" style:parent-style-name="Default-outline1">
      <style:graphic-properties fo:min-height="11.929cm"/>
    </style:style>
    <style:style style:name="pr10" style:family="presentation" style:parent-style-name="Default-outline1">
      <style:graphic-properties fo:min-height="5.559cm"/>
    </style:style>
    <style:style style:name="P1" style:family="paragraph">
      <style:text-properties fo:font-size="44pt" style:font-size-asian="44pt" style:font-size-complex="44pt"/>
    </style:style>
    <style:style style:name="P2" style:family="paragraph">
      <style:paragraph-properties fo:text-align="start"/>
    </style:style>
    <style:style style:name="P3" style:family="paragraph">
      <style:paragraph-properties fo:margin-left="0.406cm" fo:margin-right="0cm" fo:margin-top="0.307cm" fo:margin-bottom="0.307cm" fo:text-align="start" fo:text-indent="0cm"/>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P6" style:family="paragraph">
      <style:paragraph-properties fo:text-align="start"/>
      <style:text-properties fo:font-size="24pt" style:font-size-asian="24pt" style:font-size-complex="24pt"/>
    </style:style>
    <style:style style:name="P7" style:family="paragraph">
      <style:paragraph-properties fo:text-align="start"/>
      <style:text-properties fo:font-size="28pt" style:font-size-asian="28pt" style:font-size-complex="28pt"/>
    </style:style>
    <style:style style:name="P8" style:family="paragraph">
      <style:text-properties fo:font-size="20pt"/>
    </style:style>
    <style:style style:name="P9" style:family="paragraph">
      <style:paragraph-properties fo:margin-left="0.406cm" fo:margin-right="0cm" fo:margin-top="0.205cm" fo:margin-bottom="0.205cm" fo:text-align="start" fo:text-indent="0cm"/>
    </style:style>
    <style:style style:name="P10" style:family="paragraph">
      <style:paragraph-properties fo:text-align="start"/>
      <style:text-properties fo:font-size="22pt" style:font-size-asian="22pt" style:font-size-complex="22pt"/>
    </style:style>
    <style:style style:name="P11" style:family="paragraph">
      <style:text-properties fo:font-size="22pt" style:font-size-asian="22pt" style:font-size-complex="22pt"/>
    </style:style>
    <style:style style:name="P12" style:family="paragraph">
      <style:paragraph-properties fo:margin-top="0cm" fo:margin-bottom="0.508cm"/>
    </style:style>
    <style:style style:name="P13" style:family="paragraph">
      <style:paragraph-properties fo:margin-top="0cm" fo:margin-bottom="0cm"/>
    </style:style>
    <style:style style:name="P14" style:family="paragraph">
      <style:text-properties fo:font-size="24pt" style:font-size-asian="24pt" style:font-size-complex="24pt"/>
    </style:style>
    <style:style style:name="T1" style:family="text">
      <style:text-properties fo:font-size="44pt" style:font-size-asian="44pt" style:font-size-complex="44pt"/>
    </style:style>
    <style:style style:name="T2" style:family="text">
      <style:text-properties fo:font-size="28pt" style:font-size-asian="28pt" style:font-size-complex="28pt"/>
    </style:style>
    <style:style style:name="T3" style:family="text">
      <style:text-properties style:font-name="Courier New" fo:font-size="24pt" style:font-size-asian="24pt" style:font-size-complex="24pt"/>
    </style:style>
    <style:style style:name="T4" style:family="text">
      <style:text-properties style:font-name="Courier New" fo:font-size="22pt" style:font-size-asian="22pt" style:font-size-complex="22pt"/>
    </style:style>
    <style:style style:name="T5" style:family="text">
      <style:text-properties fo:font-size="28pt" fo:font-style="italic" style:font-size-asian="28pt" style:font-style-asian="italic" style:font-size-complex="28pt" style:font-style-complex="italic"/>
    </style:style>
    <style:style style:name="T6" style:family="text">
      <style:text-properties fo:font-size="22pt" style:font-size-asian="22pt" style:font-size-complex="22pt"/>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71cm" svg:y="3.556cm" presentation:class="subtitle" presentation:user-transformed="true">
          <draw:text-box>
            <text:p text:style-name="P1"><text:span text:style-name="T1">Sorting &amp; Searching</text:span></text:p>
            <text:p text:style-name="P1"><text:span text:style-name="T2"/></text:p>
            <text:p text:style-name="P1"><text:span text:style-name="T1"/></text:p>
            <text:p text:style-name="P1"><text:span text:style-name="T2">Oleh: Christianto Handojo</text:span></text:p>
            <text:p text:style-name="P1"><text:span text:style-name="T2">Pelatnas I TOKI 2015</text:span></text:p>
            <text:p text:style-name="P1"><text:span text:style-name="T2"/></text:p>
            <text:p text:style-name="P1"><text:span text:style-name="T2">Institut Teknologi Bandung</text:span></text:p>
            <text:p text:style-name="P1"><text:span text:style-name="T2">Bandung, 28 Oktober 2014</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Searching</text:p>
          </draw:text-box>
        </draw:frame>
        <draw:frame presentation:style-name="pr4" draw:text-style-name="P2" draw:layer="layout" svg:width="25.199cm" svg:height="12.179cm" svg:x="1.4cm" svg:y="4.914cm" presentation:class="subtitle" presentation:user-transformed="true">
          <draw:text-box>
            <text:p text:style-name="P2">Searching yang dimaksud disini adalah mencari satu nilai dalam sebuah array. Akses sebuah indeks array diasumsikan konstan. </text:p>
            <text:p text:style-name="P2"/>
            <text:p text:style-name="P2">Algoritma yang akan dibahas:</text:p>
            <text:list text:style-name="L1">
              <text:list-item>
                <text:p text:style-name="P3">Sequential search</text:p>
              </text:list-item>
              <text:list-item>
                <text:p text:style-name="P3">Binary search</text:p>
              </text:list-item>
              <text:list-item>
                <text:p text:style-name="P3">Interpolation search</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5" draw:layer="layout" svg:width="25.199cm" svg:height="3.506cm" svg:x="1.4cm" svg:y="0.837cm" presentation:class="title">
          <draw:text-box>
            <text:p>Sequential Search</text:p>
          </draw:text-box>
        </draw:frame>
        <draw:frame presentation:style-name="pr6" draw:text-style-name="P5" draw:layer="layout" svg:width="25.199cm" svg:height="12.179cm" svg:x="1.4cm" svg:y="4.914cm" presentation:class="subtitle" presentation:user-transformed="true">
          <draw:text-box>
            <text:p text:style-name="P4">Sequential search dilakukan dengan pengecekan setiap indeks dari array sampai nilai yang dicari ditemukan atau indeks habis.</text:p>
            <text:p text:style-name="P4"/>
            <text:p text:style-name="P4">Keunggulannya adalah bisa dilakukan pada array dalam kondisi apapun. </text:p>
            <text:p text:style-name="P4"/>
            <text:p text:style-name="P4">Kekurangan terbesarnya adalah kompleksitas waktunya linear (O(N)). </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3" draw:layer="layout" svg:width="25.199cm" svg:height="3.506cm" svg:x="1.4cm" svg:y="0.837cm" presentation:class="title">
          <draw:text-box>
            <text:p>Binary Search</text:p>
          </draw:text-box>
        </draw:frame>
        <draw:frame presentation:style-name="pr4" draw:text-style-name="P2" draw:layer="layout" svg:width="25.199cm" svg:height="13.927cm" svg:x="1.4cm" svg:y="4.914cm" presentation:class="subtitle" presentation:user-transformed="true">
          <draw:text-box>
            <text:p text:style-name="P2">Binary search dilakukan dengan membatasi rentang pencarian yang dilakukan, pada setiap loop rentang pencarian diperkecil hingga setengah dari ukuran rentang sebelumnya.</text:p>
            <text:p text:style-name="P2"/>
            <text:p text:style-name="P2">Hasilnya binary search memiliki kompleksitas waktu O(lg N).</text:p>
            <text:p text:style-name="P2"/>
            <text:p text:style-name="P2">Kekurangannya adalah hanya bisa dilakukan pada array yang sudah terurut. Artinya operasi &lt; dan &gt; harus terdefinisi dengan baik.</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presentation:style-name="pr3" draw:layer="layout" svg:width="25.199cm" svg:height="3.506cm" svg:x="1.4cm" svg:y="0.304cm" presentation:class="title" presentation:user-transformed="true">
          <draw:text-box>
            <text:p>Contoh Binary Search</text:p>
          </draw:text-box>
        </draw:frame>
        <draw:frame presentation:style-name="pr7" draw:text-style-name="P6" draw:layer="layout" svg:width="25.199cm" svg:height="15.471cm" svg:x="1.4cm" svg:y="4.343cm" presentation:class="subtitle" presentation:user-transformed="true">
          <draw:text-box>
            <text:p text:style-name="P6"><text:span text:style-name="T3">Int binary_search(N, ar, nilai)</text:span></text:p>
            <text:p text:style-name="P6"><text:span text:style-name="T3"><text:tab/></text:span><text:span text:style-name="T3">left = 1</text:span></text:p>
            <text:p text:style-name="P6"><text:span text:style-name="T3"><text:tab/></text:span><text:span text:style-name="T3">right = N</text:span></text:p>
            <text:p text:style-name="P6"><text:span text:style-name="T3"><text:tab/></text:span><text:span text:style-name="T3">flag = false</text:span></text:p>
            <text:p text:style-name="P6"><text:span text:style-name="T3"><text:tab/></text:span><text:span text:style-name="T3">idx = -1</text:span></text:p>
            <text:p text:style-name="P6"><text:span text:style-name="T3"/></text:p>
            <text:p text:style-name="P6"><text:span text:style-name="T3"><text:tab/></text:span><text:span text:style-name="T3">while (Left &lt;= Right &amp;&amp; not flag) do</text:span></text:p>
            <text:p text:style-name="P6"><text:span text:style-name="T3"><text:tab/></text:span><text:span text:style-name="T3"><text:tab/></text:span><text:span text:style-name="T3">mid = (left + right) / 2</text:span></text:p>
            <text:p text:style-name="P6"><text:span text:style-name="T3"><text:tab/></text:span><text:span text:style-name="T3"><text:tab/></text:span><text:span text:style-name="T3">if (ar[mid] = nilai) then</text:span></text:p>
            <text:p text:style-name="P6"><text:span text:style-name="T3"><text:tab/></text:span><text:span text:style-name="T3"><text:tab/></text:span><text:span text:style-name="T3"><text:tab/></text:span><text:span text:style-name="T3">flag = true</text:span></text:p>
            <text:p text:style-name="P6"><text:span text:style-name="T3"><text:tab/></text:span><text:span text:style-name="T3"><text:tab/></text:span><text:span text:style-name="T3"><text:tab/></text:span><text:span text:style-name="T3">idx = mid</text:span></text:p>
            <text:p text:style-name="P6"><text:span text:style-name="T3"><text:tab/></text:span><text:span text:style-name="T3"><text:tab/></text:span><text:span text:style-name="T3">else if (ar[mid] &lt; nilai) then</text:span></text:p>
            <text:p text:style-name="P6"><text:span text:style-name="T3"><text:tab/></text:span><text:span text:style-name="T3"><text:tab/></text:span><text:span text:style-name="T3"><text:tab/></text:span><text:span text:style-name="T3">left = mid + 1</text:span></text:p>
            <text:p text:style-name="P6"><text:span text:style-name="T3"><text:tab/></text:span><text:span text:style-name="T3"><text:tab/></text:span><text:span text:style-name="T3">else </text:span></text:p>
            <text:p text:style-name="P6"><text:span text:style-name="T3"><text:tab/></text:span><text:span text:style-name="T3"><text:tab/></text:span><text:span text:style-name="T3"><text:tab/></text:span><text:span text:style-name="T3">right = mid – 1</text:span></text:p>
            <text:p text:style-name="P6"><text:span text:style-name="T3"><text:tab/></text:span><text:span text:style-name="T3">return idx</text:span></text:p>
            <text:p text:style-name="P6"><text:span text:style-name="T3"><text:tab/></text:span><text:span text:style-name="T3"><text:tab/></text:span><text:span text:style-name="T3"><text:tab/></text:span></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presentation:style-name="pr5" draw:layer="layout" svg:width="25.199cm" svg:height="3.506cm" svg:x="1.4cm" svg:y="0.837cm" presentation:class="title">
          <draw:text-box>
            <text:p>Interpolation Search</text:p>
          </draw:text-box>
        </draw:frame>
        <draw:frame presentation:style-name="pr4" draw:text-style-name="P7" draw:layer="layout" svg:width="25.199cm" svg:height="12.179cm" svg:x="1.4cm" svg:y="4.914cm" presentation:class="subtitle" presentation:user-transformed="true">
          <draw:text-box>
            <text:p text:style-name="P7"><text:span text:style-name="T2">Interpolation search mengembangkan ide dari binary search, dimana rentang pencarian dicoba untuk diperbaiki sesuai dengan nilai dalam array.</text:span></text:p>
            <text:p text:style-name="P7"><text:span text:style-name="T2"/></text:p>
            <text:p text:style-name="P7"><text:span text:style-name="T2">Asumsinya adalah nilai dalam array bisa dianggap sebagai sebuah fungsi yang monoton naik, dan lokasi nilai yang dicari bisa dikira-kira dari gradien fungsi.</text:span></text:p>
            <text:p text:style-name="P7"><text:span text:style-name="T2"/></text:p>
            <text:p text:style-name="P7"><text:span text:style-name="T2">Terlihat baik terutama dalam array yang persebaran nilainya cukup rapat, tetapi tidak memperbaiki kompleksitas waktu dibandingkan dengan binary search.</text:span></text:p>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presentation:style-name="pr3" draw:layer="layout" svg:width="25.199cm" svg:height="3.506cm" svg:x="1.4cm" svg:y="0.304cm" presentation:class="title" presentation:user-transformed="true">
          <draw:text-box>
            <text:p>Contoh Interpolation Search</text:p>
          </draw:text-box>
        </draw:frame>
        <draw:frame presentation:style-name="pr7" draw:text-style-name="P6" draw:layer="layout" svg:width="25.199cm" svg:height="16.605cm" svg:x="1.442cm" svg:y="3.969cm" presentation:class="subtitle" presentation:user-transformed="true">
          <draw:text-box>
            <text:p text:style-name="P6"><text:span text:style-name="T4">Int interpolation_search(N, ar, nilai)</text:span></text:p>
            <text:p text:style-name="P6"><text:span text:style-name="T4"><text:tab/></text:span><text:span text:style-name="T4">left = 1</text:span></text:p>
            <text:p text:style-name="P6"><text:span text:style-name="T4"><text:tab/></text:span><text:span text:style-name="T4">right = N</text:span></text:p>
            <text:p text:style-name="P6"><text:span text:style-name="T4"><text:tab/></text:span><text:span text:style-name="T4">flag = false</text:span></text:p>
            <text:p text:style-name="P6"><text:span text:style-name="T4"><text:tab/></text:span><text:span text:style-name="T4">idx = -1</text:span></text:p>
            <text:p text:style-name="P6"><text:span text:style-name="T4"/></text:p>
            <text:p text:style-name="P6"><text:span text:style-name="T4"><text:tab/></text:span><text:span text:style-name="T4">while (ar[left] &lt; ar[right] &amp;&amp; not flag) do</text:span></text:p>
            <text:p text:style-name="P6"><text:span text:style-name="T4"><text:tab/></text:span><text:span text:style-name="T4"><text:tab/></text:span><text:span text:style-name="T4">grad = (ar[right] – ar[left]) / (right-left)</text:span></text:p>
            <text:p text:style-name="P6"><text:span text:style-name="T4"><text:tab/></text:span><text:span text:style-name="T4"><text:tab/></text:span><text:span text:style-name="T4">mid = (nilai – ar[left]) / grad</text:span></text:p>
            <text:p text:style-name="P6"><text:span text:style-name="T4"><text:tab/></text:span><text:span text:style-name="T4"><text:tab/></text:span><text:span text:style-name="T4">if (ar[mid] = nilai) then</text:span></text:p>
            <text:p text:style-name="P6"><text:span text:style-name="T4"><text:tab/></text:span><text:span text:style-name="T4"><text:tab/></text:span><text:span text:style-name="T4"><text:tab/></text:span><text:span text:style-name="T4">flag = true</text:span></text:p>
            <text:p text:style-name="P6"><text:span text:style-name="T4"><text:tab/></text:span><text:span text:style-name="T4"><text:tab/></text:span><text:span text:style-name="T4"><text:tab/></text:span><text:span text:style-name="T4">idx = mid</text:span></text:p>
            <text:p text:style-name="P6"><text:span text:style-name="T4"><text:tab/></text:span><text:span text:style-name="T4"><text:tab/></text:span><text:span text:style-name="T4">else if (ar[mid] &lt; nilai) then</text:span></text:p>
            <text:p text:style-name="P6"><text:span text:style-name="T4"><text:tab/></text:span><text:span text:style-name="T4"><text:tab/></text:span><text:span text:style-name="T4"><text:tab/></text:span><text:span text:style-name="T4">left = mid + 1</text:span></text:p>
            <text:p text:style-name="P6"><text:span text:style-name="T4"><text:tab/></text:span><text:span text:style-name="T4"><text:tab/></text:span><text:span text:style-name="T4">else </text:span></text:p>
            <text:p text:style-name="P6"><text:span text:style-name="T4"><text:tab/></text:span><text:span text:style-name="T4"><text:tab/></text:span><text:span text:style-name="T4"><text:tab/></text:span><text:span text:style-name="T4">right = mid – 1</text:span></text:p>
            <text:p text:style-name="P6"><text:span text:style-name="T4"><text:tab/></text:span><text:span text:style-name="T4">If (not flag) and (ar[left] = nilai) then</text:span></text:p>
            <text:p text:style-name="P6"><text:span text:style-name="T4"><text:tab/></text:span><text:span text:style-name="T4"><text:tab/></text:span><text:span text:style-name="T4">idx = left</text:span></text:p>
            <text:p text:style-name="P6"><text:span text:style-name="T4"><text:tab/></text:span><text:span text:style-name="T4">return idx</text:span></text:p>
            <text:p text:style-name="P6"><text:span text:style-name="T3"><text:tab/></text:span><text:span text:style-name="T3"><text:tab/></text:span><text:span text:style-name="T3"><text:tab/></text:span></text:p>
          </draw:text-box>
        </draw:frame>
        <presentation:notes draw:style-name="dp2">
          <draw:page-thumbnail draw:style-name="gr1" draw:layer="layout" svg:width="13.968cm" svg:height="10.476cm" svg:x="3.81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presentation:style-name="pr3" draw:layer="layout" svg:width="25.199cm" svg:height="3.506cm" svg:x="1.4cm" svg:y="0.837cm" presentation:class="title">
          <draw:text-box>
            <text:p>Searching dalam Konteks Lainnya</text:p>
          </draw:text-box>
        </draw:frame>
        <draw:frame presentation:style-name="pr4" draw:text-style-name="P2" draw:layer="layout" svg:width="25.199cm" svg:height="13.378cm" svg:x="1.4cm" svg:y="4.914cm" presentation:class="subtitle" presentation:user-transformed="true">
          <draw:text-box>
            <text:p text:style-name="P2"><text:span text:style-name="T2">Selain mencari nilai dalam array, searching juga bisa berarti mencari masukan yang menghasilkan nilai fungsi tertentu.</text:span></text:p>
            <text:p text:style-name="P2"><text:span text:style-name="T2"/></text:p>
            <text:p text:style-name="P2"><text:span text:style-name="T2">Untuk fungsi dengan masukan bilangan real, sequential search tidak bisa digunakan, tetapi binary search dan interpolation search bisa.</text:span></text:p>
            <text:p text:style-name="P2"><text:span text:style-name="T2"/></text:p>
            <text:p text:style-name="P2"><text:span text:style-name="T2">Mencari nilai maksimum dari fungsi yang unimodal (monoton naik sampai nilai maksimum, kemudian monoton turun terus) bisa dilakukan dengan ternary search.</text:span> </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presentation:style-name="pr3" draw:layer="layout" svg:width="25.199cm" svg:height="3.506cm" svg:x="1.4cm" svg:y="0.304cm" presentation:class="title" presentation:user-transformed="true">
          <draw:text-box>
            <text:p>Contoh Ternary Search</text:p>
          </draw:text-box>
        </draw:frame>
        <draw:frame presentation:style-name="pr7" draw:text-style-name="P6" draw:layer="layout" svg:width="25.199cm" svg:height="15.469cm" svg:x="1.4cm" svg:y="4.343cm" presentation:class="subtitle" presentation:user-transformed="true">
          <draw:text-box>
            <text:p text:style-name="P6"><text:span text:style-name="T3">float ternary_search(A, B, f, eps)</text:span></text:p>
            <text:p text:style-name="P6"><text:span text:style-name="T3"><text:tab/></text:span><text:span text:style-name="T3">float left = A</text:span></text:p>
            <text:p text:style-name="P6"><text:span text:style-name="T3"><text:tab/></text:span><text:span text:style-name="T3">float right = B</text:span></text:p>
            <text:p text:style-name="P6"><text:span text:style-name="T3"/></text:p>
            <text:p text:style-name="P6"><text:span text:style-name="T3"><text:tab/></text:span><text:span text:style-name="T3">while (right-left &gt; eps) do</text:span></text:p>
            <text:p text:style-name="P6"><text:span text:style-name="T3"><text:tab/></text:span><text:span text:style-name="T3"><text:tab/></text:span><text:span text:style-name="T3">float mid1 = (2*left + right) / 3</text:span></text:p>
            <text:p text:style-name="P6"><text:span text:style-name="T3"><text:tab/></text:span><text:span text:style-name="T3"><text:tab/></text:span><text:span text:style-name="T3">float mid2 = (left + 2*right) / 3</text:span></text:p>
            <text:p text:style-name="P6"><text:span text:style-name="T3"><text:tab/></text:span><text:span text:style-name="T3"><text:tab/></text:span><text:span text:style-name="T3">if (f(mid1) &lt; f(mid2)) then</text:span></text:p>
            <text:p text:style-name="P6"><text:span text:style-name="T3"><text:tab/></text:span><text:span text:style-name="T3"><text:tab/></text:span><text:span text:style-name="T3"><text:tab/></text:span><text:span text:style-name="T3">left = mid1</text:span></text:p>
            <text:p text:style-name="P6"><text:span text:style-name="T3"><text:tab/></text:span><text:span text:style-name="T3"><text:tab/></text:span><text:span text:style-name="T3">else </text:span></text:p>
            <text:p text:style-name="P6"><text:span text:style-name="T3"><text:tab/></text:span><text:span text:style-name="T3"><text:tab/></text:span><text:span text:style-name="T3"><text:tab/></text:span><text:span text:style-name="T3">right = mid2</text:span></text:p>
            <text:p text:style-name="P6"><text:span text:style-name="T3"><text:tab/></text:span><text:span text:style-name="T3">return left</text:span></text:p>
            <text:p text:style-name="P6"><text:span text:style-name="T3"/></text:p>
          </draw:text-box>
        </draw:frame>
        <presentation:notes draw:style-name="dp2">
          <draw:page-thumbnail draw:style-name="gr1" draw:layer="layout" svg:width="13.968cm" svg:height="10.476cm" svg:x="3.81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presentation:style-name="pr5" draw:layer="layout" svg:width="25.199cm" svg:height="3.506cm" svg:x="1.4cm" svg:y="0.837cm" presentation:class="title">
          <draw:text-box>
            <text:p>Sorting</text:p>
          </draw:text-box>
        </draw:frame>
        <draw:frame presentation:style-name="pr8" draw:text-style-name="P2" draw:layer="layout" svg:width="25.199cm" svg:height="14.747cm" svg:x="1.4cm" svg:y="4.914cm" presentation:class="subtitle" presentation:user-transformed="true">
          <draw:text-box>
            <text:p text:style-name="P2">Sorting berarti mengurutkan nilai-nilai dalam sebuah array berdasarkan kriteria yang ditentukan. Asumsi disini adalah pengurutan bilangan bulat biasa. Algoritma bisa diubah sesuai keperluan.</text:p>
            <text:p text:style-name="P2"/>
            <text:p text:style-name="P2">Algoritma yang dibahas:</text:p>
            <text:list text:style-name="L1">
              <text:list-item>
                <text:p text:style-name="P9">Quick Sort</text:p>
              </text:list-item>
              <text:list-item>
                <text:p text:style-name="P9">Merge Sort</text:p>
              </text:list-item>
              <text:list-item>
                <text:p text:style-name="P9">Radix Sort</text:p>
              </text:list-item>
              <text:list-item>
                <text:p text:style-name="P9">Counting Sort</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presentation:style-name="pr3" draw:layer="layout" svg:width="25.199cm" svg:height="3.506cm" svg:x="1.4cm" svg:y="0.837cm" presentation:class="title">
          <draw:text-box>
            <text:p>Sorting O(N^2)</text:p>
          </draw:text-box>
        </draw:frame>
        <draw:frame presentation:style-name="pr4" draw:text-style-name="P7" draw:layer="layout" svg:width="25.199cm" svg:height="12.179cm" svg:x="1.4cm" svg:y="4.914cm" presentation:class="subtitle" presentation:user-transformed="true">
          <draw:text-box>
            <text:p text:style-name="P7"><text:span text:style-name="T2">Sebetulnya ada beberapa algoritma sorting dengan kompleksitas waktu O(N^2), seperti bubble sort, insertion sort dan selection sort.</text:span></text:p>
            <text:p text:style-name="P7"><text:span text:style-name="T2"/></text:p>
            <text:p text:style-name="P7"><text:span text:style-name="T2">Insertion sort dilakukan dengan mengurutkan k-1 elemen terdepan dulu, kemudian memasukkan nilai ke-k ke dalam tempat yang benar.</text:span></text:p>
            <text:p text:style-name="P7"><text:span text:style-name="T2"/></text:p>
            <text:p text:style-name="P7"><text:span text:style-name="T2">Selection sort dilakukan dengan memilih nilai terkecil dari nilai yang belum diurutkan dan memasukkan nilai tersebut ke belakang array hasil pengurutan.</text:span></text:p>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presentation:style-name="pr5" draw:layer="layout" svg:width="25.199cm" svg:height="3.506cm" svg:x="1.4cm" svg:y="0.837cm" presentation:class="title">
          <draw:text-box>
            <text:p>Quick Sort</text:p>
          </draw:text-box>
        </draw:frame>
        <draw:frame presentation:style-name="pr4" draw:text-style-name="P7" draw:layer="layout" svg:width="25.199cm" svg:height="12.179cm" svg:x="1.4cm" svg:y="4.914cm" presentation:class="subtitle" presentation:user-transformed="true">
          <draw:text-box>
            <text:p text:style-name="P7"><text:span text:style-name="T2">Quick sort adalah contoh algoritma dengan prinsip divide and conquer, memecah sebuah problem menjadi beberapa subproblem yang lebih sederhana. Prinsip ini biasanya diimplementasikan menggunakan rekursi.</text:span></text:p>
            <text:p text:style-name="P7"><text:span text:style-name="T2"/></text:p>
            <text:p text:style-name="P7"><text:span text:style-name="T2">Pada setiap tahap, quick sort memilih sebuah pivot, kemudian memecah array menjadi dua subarray, dimana satu subarray berisi nilai-nilai yang lebih kecil dari pivot dan subarray lainnya berisi nilai yang lebih besar. Masing-masing subarray diproses dengan quick sort hingga tersisa satu elemen.</text:span></text:p>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presentation:style-name="pr3" draw:layer="layout" svg:width="25.199cm" svg:height="3.506cm" svg:x="1.4cm" svg:y="0.837cm" presentation:class="title">
          <draw:text-box>
            <text:p>Contoh Tahap Quick Sort</text:p>
          </draw:text-box>
        </draw:frame>
        <draw:frame presentation:style-name="pr4" draw:text-style-name="P7" draw:layer="layout" svg:width="25.199cm" svg:height="13.213cm" svg:x="1.4cm" svg:y="4.914cm" presentation:class="subtitle" presentation:user-transformed="true">
          <draw:text-box>
            <text:p text:style-name="P7"><text:span text:style-name="T2">6 2 4 7 3 1 5</text:span><text:span text:style-name="T2"><text:tab/></text:span><text:span text:style-name="T2"><text:tab/></text:span><text:span text:style-name="T2"><text:tab/></text:span><text:span text:style-name="T2"><text:tab/></text:span><text:span text:style-name="T2"><text:tab/></text:span><text:span text:style-name="T2">pivot = 2</text:span></text:p>
            <text:p text:style-name="P7"><text:span text:style-name="T2"/></text:p>
            <text:p text:style-name="P7"><text:span text:style-name="T2">Subarray 1 = 1</text:span></text:p>
            <text:p text:style-name="P7"><text:span text:style-name="T2">Subarray 2 = 6 4 7 3 5</text:span></text:p>
            <text:p text:style-name="P7"><text:span text:style-name="T2"/></text:p>
            <text:p text:style-name="P7"><text:span text:style-name="T2">Subarray 1 dan 2 diproses dengan quick sort, kemudian semua array tadi digabung.</text:span></text:p>
            <text:p text:style-name="P7"><text:span text:style-name="T2"/></text:p>
            <text:p text:style-name="P7"><text:span text:style-name="T2">Subarray 1 = 1 </text:span></text:p>
            <text:p text:style-name="P7"><text:span text:style-name="T2">Subarray 2 = 3 4 5 6 7</text:span></text:p>
            <text:p text:style-name="P7"><text:span text:style-name="T2"/></text:p>
            <text:p text:style-name="P7"><text:span text:style-name="T2">Hasil akhir = 1 2 3 4 5 6 7</text:span></text:p>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presentation:style-name="pr5" draw:layer="layout" svg:width="25.199cm" svg:height="3.506cm" svg:x="1.4cm" svg:y="0.837cm" presentation:class="title">
          <draw:text-box>
            <text:p>Merge Sort</text:p>
          </draw:text-box>
        </draw:frame>
        <draw:frame presentation:style-name="pr4" draw:text-style-name="P2" draw:layer="layout" svg:width="25.199cm" svg:height="12.661cm" svg:x="1.4cm" svg:y="4.914cm" presentation:class="subtitle" presentation:user-transformed="true">
          <draw:text-box>
            <text:p text:style-name="P2">Seperti quick sort, merge sort juga menggunakan prinsip divide and conquer. Perbedaannya adalah pada satu tahap array dipecah menjadi dua subarray dengan ukuran seimbang, dengan proses penggabungan array tidak semudah quick sort.</text:p>
            <text:p text:style-name="P2"/>
            <text:p text:style-name="P2">Implementasi sederhana biasanya memerlukan array tambahan untuk menyimpan subarray yang sudah diurutkan.</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presentation:style-name="pr3" draw:layer="layout" svg:width="25.199cm" svg:height="3.506cm" svg:x="1.4cm" svg:y="0.837cm" presentation:class="title">
          <draw:text-box>
            <text:p>Contoh Tahap Merge Sort</text:p>
          </draw:text-box>
        </draw:frame>
        <draw:frame presentation:style-name="pr4" draw:text-style-name="P7" draw:layer="layout" svg:width="25.199cm" svg:height="13.213cm" svg:x="1.4cm" svg:y="4.914cm" presentation:class="subtitle" presentation:user-transformed="true">
          <draw:text-box>
            <text:p text:style-name="P7"><text:span text:style-name="T2">6 2 4 7 3 1 5</text:span></text:p>
            <text:p text:style-name="P7"><text:span text:style-name="T2"/></text:p>
            <text:p text:style-name="P7"><text:span text:style-name="T2">Subarray 1 = 6 2 4 7</text:span></text:p>
            <text:p text:style-name="P7"><text:span text:style-name="T2">Subarray 2 = 3 1 5</text:span></text:p>
            <text:p text:style-name="P7"><text:span text:style-name="T2"/></text:p>
            <text:p text:style-name="P7"><text:span text:style-name="T2">Subarray 1 dan 2 diproses dengan merge sort, kemudian semua array tadi digabung.</text:span></text:p>
            <text:p text:style-name="P7"><text:span text:style-name="T2"/></text:p>
            <text:p text:style-name="P7"><text:span text:style-name="T2">Subarray 1 = 2 4 6 7</text:span></text:p>
            <text:p text:style-name="P7"><text:span text:style-name="T2">Subarray 2 = 1 3 5</text:span></text:p>
            <text:p text:style-name="P7"><text:span text:style-name="T2"/></text:p>
            <text:p text:style-name="P7"><text:span text:style-name="T2">Hasil akhir = 1 2 3 4 5 6 7</text:span></text:p>
          </draw:text-box>
        </draw:frame>
        <presentation:notes draw:style-name="dp2">
          <draw:page-thumbnail draw:style-name="gr1" draw:layer="layout" svg:width="13.968cm" svg:height="10.476cm" svg:x="3.81cm" svg:y="2.123cm" draw:page-number="15" presentation:class="page"/>
          <draw:frame presentation:style-name="pr2"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presentation:style-name="pr3" draw:layer="layout" svg:width="25.199cm" svg:height="3.506cm" svg:x="1.4cm" svg:y="0.837cm" presentation:class="title">
          <draw:text-box>
            <text:p>Radix Sort</text:p>
          </draw:text-box>
        </draw:frame>
        <draw:frame presentation:style-name="pr4" draw:text-style-name="P7" draw:layer="layout" svg:width="25.199cm" svg:height="12.179cm" svg:x="1.4cm" svg:y="4.914cm" presentation:class="subtitle">
          <draw:text-box>
            <text:p text:style-name="P7"><text:span text:style-name="T2">Perbedaan terbesar antara radix sort dengan quick sort dan merge sort adalah radix sort bukan </text:span><text:span text:style-name="T5">comparison-based sorting</text:span><text:span text:style-name="T2">. Dengan demikian batasan kompleksitas waktu O(N lg N) tidak berlaku pada radix sort dan counting sort.</text:span></text:p>
            <text:p text:style-name="P7"><text:span text:style-name="T2"/></text:p>
            <text:p text:style-name="P7"><text:span text:style-name="T2">Radix sort dilakukan berdasarkan digit-digit angka yang diurutkan, dimulai dari digit yang paling kecil (satuan, puluhan, dst). <text:s/></text:span></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8">
        <draw:frame presentation:style-name="pr5" draw:layer="layout" svg:width="25.199cm" svg:height="3.506cm" svg:x="1.4cm" svg:y="0.837cm" presentation:class="title">
          <draw:text-box>
            <text:p>Contoh Radix Sort</text:p>
          </draw:text-box>
        </draw:frame>
        <draw:frame presentation:style-name="pr9" draw:text-style-name="P11" draw:layer="layout" svg:width="5.458cm" svg:height="14.136cm" svg:x="1.4cm" svg:y="4.914cm" presentation:class="outline" presentation:user-transformed="true">
          <draw:text-box>
            <text:p text:style-name="P10"><text:span text:style-name="T6">5 128 91 475</text:span></text:p>
            <text:p text:style-name="P10"><text:span text:style-name="T6">Satuan</text:span></text:p>
            <text:p text:style-name="P10"><text:span text:style-name="T6">0</text:span></text:p>
            <text:p text:style-name="P10"><text:span text:style-name="T6">1 → 91</text:span></text:p>
            <text:p text:style-name="P10"><text:span text:style-name="T6">2</text:span></text:p>
            <text:p text:style-name="P10"><text:span text:style-name="T6">3</text:span></text:p>
            <text:p text:style-name="P10"><text:span text:style-name="T6">5 → 5 475</text:span></text:p>
            <text:p text:style-name="P10"><text:span text:style-name="T6">6</text:span></text:p>
            <text:p text:style-name="P10"><text:span text:style-name="T6">7</text:span></text:p>
            <text:p text:style-name="P10"><text:span text:style-name="T6">8 → 128</text:span></text:p>
            <text:p text:style-name="P10"><text:span text:style-name="T6">9</text:span></text:p>
          </draw:text-box>
        </draw:frame>
        <draw:frame presentation:style-name="pr10" draw:text-style-name="P13" draw:layer="layout" svg:width="8.382cm" svg:height="14.224cm" svg:x="8.636cm" svg:y="5.08cm" presentation:class="outline" presentation:user-transformed="true">
          <draw:text-box>
            <text:p text:style-name="P12"><text:span text:style-name="T6">Puluhan</text:span></text:p>
            <text:p text:style-name="P12"><text:span text:style-name="T6">0 → 5</text:span></text:p>
            <text:p text:style-name="P12"><text:span text:style-name="T6">1</text:span></text:p>
            <text:p text:style-name="P12"><text:span text:style-name="T6">2 → 128</text:span></text:p>
            <text:p text:style-name="P12"><text:span text:style-name="T6">3</text:span></text:p>
            <text:p text:style-name="P12"><text:span text:style-name="T6">4</text:span></text:p>
            <text:p text:style-name="P12"><text:span text:style-name="T6">5 </text:span></text:p>
            <text:p text:style-name="P12"><text:span text:style-name="T6">6</text:span></text:p>
            <text:p text:style-name="P12"><text:span text:style-name="T6">7 → 475</text:span></text:p>
            <text:p text:style-name="P12"><text:span text:style-name="T6">8</text:span></text:p>
            <text:p text:style-name="P12"><text:span text:style-name="T6">9 → 91</text:span></text:p>
          </draw:text-box>
        </draw:frame>
        <draw:frame presentation:style-name="pr10" draw:text-style-name="P11" draw:layer="layout" svg:width="6.515cm" svg:height="14.986cm" svg:x="17.107cm" svg:y="5.08cm" presentation:class="outline" presentation:user-transformed="true">
          <draw:text-box>
            <text:p text:style-name="P11"><text:span text:style-name="T6">Ratusan</text:span></text:p>
            <text:p text:style-name="P11"><text:span text:style-name="T6">0 → 5 91</text:span></text:p>
            <text:p text:style-name="P11"><text:span text:style-name="T6">1 → 128</text:span></text:p>
            <text:p text:style-name="P11"><text:span text:style-name="T6">2</text:span></text:p>
            <text:p text:style-name="P11"><text:span text:style-name="T6">3</text:span></text:p>
            <text:p text:style-name="P11"><text:span text:style-name="T6">4 → 475</text:span></text:p>
            <text:p text:style-name="P11"><text:span text:style-name="T6">5</text:span></text:p>
            <text:p text:style-name="P11"><text:span text:style-name="T6">6</text:span></text:p>
            <text:p text:style-name="P11"><text:span text:style-name="T6">7</text:span></text:p>
            <text:p text:style-name="P11"><text:span text:style-name="T6">8</text:span></text:p>
            <text:p text:style-name="P11"><text:span text:style-name="T6">9</text:span></text:p>
            <text:p text:style-name="P11"><text:span text:style-name="T6"/></text:p>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
        <draw:frame presentation:style-name="pr3" draw:layer="layout" svg:width="25.199cm" svg:height="3.506cm" svg:x="1.4cm" svg:y="0.837cm" presentation:class="title">
          <draw:text-box>
            <text:p>Counting Sort</text:p>
          </draw:text-box>
        </draw:frame>
        <draw:frame presentation:style-name="pr9" draw:layer="layout" svg:width="25.199cm" svg:height="12.179cm" svg:x="1.4cm" svg:y="4.914cm" presentation:class="outline" presentation:user-transformed="true">
          <draw:text-box>
            <text:p>Counting sort dilakukan dengan menghitung banyak elemen dengan nilai x (counting), kemudian menyalin nilai x ke dalam array sesuai dengan banyak kemunculan di array awal. Counting sort cocok digunakan jika rentang nilai yang mungkin cukup kecil.</text:p>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4T1">
        <draw:frame presentation:style-name="pr3" draw:layer="layout" svg:width="25.199cm" svg:height="3.506cm" svg:x="1.4cm" svg:y="0.837cm" presentation:class="title">
          <draw:text-box>
            <text:p>Contoh Counting Sort</text:p>
          </draw:text-box>
        </draw:frame>
        <draw:frame presentation:style-name="pr9" draw:text-style-name="P14" draw:layer="layout" svg:width="25.199cm" svg:height="14.136cm" svg:x="1.4cm" svg:y="4.914cm" presentation:class="outline" presentation:user-transformed="true">
          <draw:text-box>
            <text:p text:style-name="P14"><text:span text:style-name="T7">22 29 28 22 24 23 25 26 29 29 27</text:span></text:p>
            <text:p text:style-name="P14"><text:span text:style-name="T7">22 = 2</text:span></text:p>
            <text:p text:style-name="P14"><text:span text:style-name="T7">23 = 1</text:span></text:p>
            <text:p text:style-name="P14"><text:span text:style-name="T7">24 = 1</text:span></text:p>
            <text:p text:style-name="P14"><text:span text:style-name="T7">25 = 1</text:span></text:p>
            <text:p text:style-name="P14"><text:span text:style-name="T7">26 = 1</text:span></text:p>
            <text:p text:style-name="P14"><text:span text:style-name="T7">27 = 1</text:span></text:p>
            <text:p text:style-name="P14"><text:span text:style-name="T7">28 = 1</text:span></text:p>
            <text:p text:style-name="P14"><text:span text:style-name="T7">29 = 3</text:span></text:p>
            <text:p text:style-name="P14"><text:span text:style-name="T7">Hasil akhir = 22 22 23 24 25 26 27 28 29 29 29</text:span></text:p>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
        <draw:frame presentation:style-name="pr3" draw:layer="layout" svg:width="25.199cm" svg:height="3.506cm" svg:x="1.4cm" svg:y="0.837cm" presentation:class="title">
          <draw:text-box>
            <text:p>Comparison-Based Sorting</text:p>
          </draw:text-box>
        </draw:frame>
        <draw:frame presentation:style-name="pr9" draw:layer="layout" svg:width="25.199cm" svg:height="12.179cm" svg:x="1.4cm" svg:y="4.914cm" presentation:class="outline" presentation:user-transformed="true">
          <draw:text-box>
            <text:p>Comparison-based sorting adalah sorting yang dilakukan dengan membandingkan satu nilai dalam array dengan nilai lainnya. Contohnya adalah quick sort, merge sort, bubble sort, insertion sort, selection sort, heap sort, dll.</text:p>
            <text:p>Sorting dengan cara ini memiliki batasan kompleksitas waktu terbaik O(N lg N), karena ada N! kemungkinan urutan nilai array sebelum disort, dan tinggi decision tree dengan N! leaf adalah N lg N.</text:p>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
        <draw:frame presentation:style-name="pr3" draw:layer="layout" svg:width="25.199cm" svg:height="3.506cm" svg:x="1.4cm" svg:y="0.837cm" presentation:class="title">
          <draw:text-box>
            <text:p>STL C++ yang berhubungan</text:p>
          </draw:text-box>
        </draw:frame>
        <draw:frame presentation:style-name="pr9" draw:layer="layout" svg:width="25.199cm" svg:height="12.179cm" svg:x="1.4cm" svg:y="4.914cm" presentation:class="outline" presentation:user-transformed="true">
          <draw:text-box>
            <text:p>Biasanya ada dalam #include&lt;algorithm&gt;, contoh:</text:p>
            <text:list text:style-name="L3">
              <text:list-item>
                <text:p>sort (pakai intro sort, gabungan quick dan heap sort).</text:p>
              </text:list-item>
              <text:list-item>
                <text:p>binary_search</text:p>
              </text:list-item>
              <text:list-item>
                <text:p>find_first_of</text:p>
              </text:list-item>
              <text:list-item>
                <text:p>find_if</text:p>
              </text:list-item>
              <text:list-item>
                <text:p>find_not_if</text:p>
                <text:p/>
              </text:list-item>
            </text:list>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8T07:30:36.399000000</meta:creation-date>
    <dc:date>2014-10-28T08:57:30.893000000</dc:date>
    <meta:editing-duration>PT1H24M17S</meta:editing-duration>
    <meta:editing-cycles>15</meta:editing-cycles>
    <meta:generator>LibreOffice/4.3.1.2$Windows_x86 LibreOffice_project/958349dc3b25111dbca392fbc281a05559ef6848</meta:generator>
    <meta:document-statistic meta:object-count="106"/>
  </office:meta>
</office:document-meta>
</file>